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65BEFE37CCD98E2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20434"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20434"/>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officeooo:rsid="0019dd16" officeooo:paragraph-rsid="0019dd16"/>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paragraph-properties fo:text-align="justify" style:justify-single-word="false"/>
      <style:text-properties officeooo:paragraph-rsid="002ffde9"/>
    </style:style>
    <style:style style:name="P10" style:family="paragraph" style:parent-style-name="Standard">
      <style:paragraph-properties fo:text-align="justify" style:justify-single-word="false"/>
      <style:text-properties officeooo:paragraph-rsid="0033e6ab"/>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font-weight="bold" officeooo:rsid="0032b9a7" officeooo:paragraph-rsid="0032b9a7" style:font-weight-asian="bold" style:font-weight-complex="bold"/>
    </style:style>
    <style:style style:name="P13" style:family="paragraph" style:parent-style-name="Standard">
      <style:paragraph-properties fo:text-align="justify" style:justify-single-word="false"/>
      <style:text-properties fo:font-weight="bold" officeooo:rsid="0033e6ab" officeooo:paragraph-rsid="0033e6ab" style:font-weight-asian="bold" style:font-weight-complex="bold"/>
    </style:style>
    <style:style style:name="P14" style:family="paragraph" style:parent-style-name="Standard">
      <style:paragraph-properties fo:text-align="justify" style:justify-single-word="false"/>
      <style:text-properties fo:font-weight="normal" officeooo:rsid="0032b9a7" officeooo:paragraph-rsid="0032b9a7" style:font-weight-asian="normal" style:font-weight-complex="normal"/>
    </style:style>
    <style:style style:name="P15" style:family="paragraph" style:parent-style-name="Standard">
      <style:paragraph-properties fo:text-align="justify" style:justify-single-word="false"/>
      <style:text-properties fo:font-weight="normal" officeooo:rsid="0033e6ab" officeooo:paragraph-rsid="0033e6ab" style:font-weight-asian="normal" style:font-weight-complex="normal"/>
    </style:style>
    <style:style style:name="P16" style:family="paragraph">
      <style:paragraph-properties fo:text-align="center"/>
    </style:style>
    <style:style style:name="P1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8" style:family="paragraph">
      <loext:graphic-properties draw:fill="none" draw:fill-color="#ffffff" draw:gradient-step-count="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9"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302b0a" style:font-weight-asian="bold" style:font-weight-complex="bold"/>
    </style:style>
    <style:style style:name="T3" style:family="text">
      <style:text-properties fo:font-weight="bold" officeooo:rsid="0032b9a7" style:font-weight-asian="bold" style:font-weight-complex="bold"/>
    </style:style>
    <style:style style:name="T4" style:family="text">
      <style:text-properties fo:font-weight="bold" officeooo:rsid="0033e6ab" style:font-weight-asian="bold" style:font-weight-complex="bold"/>
    </style:style>
    <style:style style:name="T5" style:family="text">
      <style:text-properties officeooo:rsid="00120434"/>
    </style:style>
    <style:style style:name="T6" style:family="text">
      <style:text-properties officeooo:rsid="00132d7e"/>
    </style:style>
    <style:style style:name="T7" style:family="text">
      <style:text-properties officeooo:rsid="00168b40"/>
    </style:style>
    <style:style style:name="T8" style:family="text">
      <style:text-properties officeooo:rsid="001ed324"/>
    </style:style>
    <style:style style:name="T9" style:family="text">
      <style:text-properties officeooo:rsid="0029353e"/>
    </style:style>
    <style:style style:name="T10" style:family="text">
      <style:text-properties officeooo:rsid="002a7de2"/>
    </style:style>
    <style:style style:name="T11" style:family="text">
      <style:text-properties officeooo:rsid="002bf00a"/>
    </style:style>
    <style:style style:name="T12" style:family="text">
      <style:text-properties officeooo:rsid="002d67d5"/>
    </style:style>
    <style:style style:name="T13" style:family="text">
      <style:text-properties officeooo:rsid="002ef4d7"/>
    </style:style>
    <style:style style:name="T14" style:family="text">
      <style:text-properties officeooo:rsid="002ffde9"/>
    </style:style>
    <style:style style:name="T15" style:family="text">
      <style:text-properties officeooo:rsid="00302b0a"/>
    </style:style>
    <style:style style:name="T16" style:family="text">
      <style:text-properties officeooo:rsid="0031bba8"/>
    </style:style>
    <style:style style:name="T17" style:family="text">
      <style:text-properties officeooo:rsid="0032e562"/>
    </style:style>
    <style:style style:name="T18" style:family="text">
      <style:text-properties officeooo:rsid="0033e6ab"/>
    </style:style>
    <style:style style:name="T19" style:family="text">
      <style:text-properties fo:font-weight="normal" officeooo:rsid="0033e6ab"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51cm" svg:stroke-color="#000000" draw:marker-start="Arrowheads_20_1" draw:marker-start-width="0.429cm" draw:marker-end-width="0.429cm" draw:fill="none" draw:fill-color="#ffffff" draw:gradient-step-count="0" draw:textarea-vertical-align="middle" fo:min-height="1.2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51cm" svg:stroke-color="#000000" draw:marker-start="Arrowheads_20_1" draw:marker-start-width="0.429cm" draw:marker-end-width="0.429cm" draw:fill="none" draw:fill-color="#ffffff" draw:gradient-step-count="0" draw:textarea-vertical-align="middle" fo:min-height="1.07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51cm" svg:stroke-color="#000000" draw:marker-start="Arrowheads_20_1" draw:marker-start-width="0.429cm" draw:marker-end-width="0.429cm" draw:fill="none" draw:fill-color="#ffffff" draw:gradient-step-count="0" draw:textarea-vertical-align="middle" fo:min-height="2.9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51cm" svg:stroke-color="#000000" draw:marker-start="Arrowheads_20_1" draw:marker-start-width="0.429cm" draw:marker-end-width="0.429cm" draw:fill="none" draw:fill-color="#ffffff" draw:gradient-step-count="0" draw:textarea-vertical-align="middle" fo:min-height="3.89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51cm" svg:stroke-color="#000000" draw:marker-start="Arrowheads_20_1" draw:marker-start-width="0.429cm" draw:marker-end-width="0.429cm" draw:fill="none" draw:fill-color="#ffffff" draw:gradient-step-count="0" draw:textarea-vertical-align="middle" fo:min-height="5.84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51cm" svg:stroke-color="#000000" draw:marker-start-width="0.429cm" draw:marker-end="Arrowheads_20_1" draw:marker-end-width="0.429cm" draw:fill="none" draw:fill-color="#ffffff" draw:gradient-step-count="0" draw:textarea-vertical-align="middle" fo:min-height="1.2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rchitectural Design - <text:span text:style-name="T5">Build 1 – </text:span><text:span text:style-name="T6">SOEN6441-</text:span><text:span text:style-name="T5">RISK</text:span></text:p>
      <text:p text:style-name="P3"/>
      <text:p text:style-name="P3"/>
      <text:p text:style-name="P3"><text:tab/><text:span text:style-name="T7">View<text:tab/><text:tab/><text:tab/><text:tab/><text:tab/>Controller</text:span></text:p>
      <text:p text:style-name="P3"><draw:frame text:anchor-type="paragraph" draw:z-index="1" draw:name="Shape1_0" draw:style-name="gr2" draw:text-style-name="P18" svg:width="4.181cm" svg:height="1.32cm" svg:x="7.137cm" svg:y="0.374cm"><draw:text-box><text:p text:style-name="P17">GameEngine</text:p></draw:text-box></draw:frame><draw:frame text:anchor-type="paragraph" draw:z-index="0" draw:name="Shape1" draw:style-name="gr8" draw:text-style-name="P18" svg:width="4.181cm" svg:height="1.32cm" svg:x="0.416cm" svg:y="0.3cm"><draw:text-box><text:p text:style-name="P17">PlayRisk</text:p></draw:text-box></draw:frame></text:p>
      <text:p text:style-name="P3"><draw:line text:anchor-type="paragraph" draw:z-index="2" draw:name="Shape2" draw:style-name="gr3" draw:text-style-name="P16" svg:x1="4.597cm" svg:y1="0.462cm" svg:x2="7.137cm" svg:y2="0.462cm"><text:p/></draw:line></text:p>
      <text:p text:style-name="P3"/>
      <text:p text:style-name="P3"><draw:line text:anchor-type="paragraph" draw:z-index="7" draw:name="Shape3" draw:style-name="gr3" draw:text-style-name="P16" svg:x1="7.136cm" svg:y1="0.233cm" svg:x2="1.686cm" svg:y2="3.2cm"><text:p/></draw:line><draw:line text:anchor-type="paragraph" draw:z-index="8" draw:name="Shape4" draw:style-name="gr3" draw:text-style-name="P16" svg:x1="8.566cm" svg:y1="0.233cm" svg:x2="6.502cm" svg:y2="3.787cm"><text:p/></draw:line><draw:line text:anchor-type="paragraph" draw:z-index="10" draw:name="Shape5" draw:style-name="gr3" draw:text-style-name="P16" svg:x1="10.603cm" svg:y1="0.233cm" svg:x2="12.164cm" svg:y2="1.949cm"><text:p/></draw:line><draw:line text:anchor-type="paragraph" draw:z-index="12" draw:name="Shape10" draw:style-name="gr3" draw:text-style-name="P16" svg:x1="9.386cm" svg:y1="0.233cm" svg:x2="9.386cm" svg:y2="8.393cm"><text:p/></draw:line><draw:frame text:anchor-type="paragraph" draw:z-index="17" draw:name="Shape1_3" draw:style-name="gr2" draw:text-style-name="P18" svg:width="4.181cm" svg:height="1.32cm" svg:x="13.698cm" svg:y="0.106cm"><draw:text-box><text:p text:style-name="P17">AssignReinforcements</text:p></draw:text-box></draw:frame></text:p>
      <text:p text:style-name="P3"><text:s text:c="50"/><text:span text:style-name="T17">1</text:span> <text:s text:c="55"/><text:span text:style-name="T8">3</text:span></text:p>
      <text:p text:style-name="P3"><draw:line text:anchor-type="paragraph" draw:z-index="18" draw:name="Shape6" draw:style-name="gr1" draw:text-style-name="P16" svg:x1="13.54cm" svg:y1="1.147cm" svg:x2="14.678cm" svg:y2="0.452cm"><text:p/></draw:line><text:tab/><text:tab/><text:tab/> <text:s text:c="6"/></text:p>
      <text:p text:style-name="P3"><text:s text:c="69"/><text:span text:style-name="T8">2</text:span></text:p>
      <text:p text:style-name="P6"><draw:frame text:anchor-type="paragraph" draw:z-index="9" draw:name="Shape1_7" draw:style-name="gr5" draw:text-style-name="P18" svg:width="4.181cm" svg:height="2.973cm" svg:x="10.206cm" svg:y="0.173cm"><draw:text-box><text:p text:style-name="P17"/><text:p text:style-name="P17">Player</text:p><text:p text:style-name="P17"/><text:p text:style-name="P17">issue_order()</text:p><text:p text:style-name="P17">next_order()</text:p><text:p text:style-name="P17"/></draw:text-box></draw:frame>Model</text:p>
      <text:p text:style-name="P3"><text:tab/><text:tab/><text:tab/><text:tab/><text:tab/><text:tab/></text:p>
      <text:p text:style-name="P3"><draw:frame text:anchor-type="paragraph" draw:z-index="3" draw:name="Shape1_1" draw:style-name="gr7" draw:text-style-name="P18" svg:width="4.181cm" svg:height="5.894cm" svg:x="-0.377cm" svg:y="0.279cm"><draw:text-box><text:p text:style-name="P17"/><text:p text:style-name="P17">MapEditor Tasks</text:p><text:p text:style-name="P17"/><text:p text:style-name="P17">editmap<text:line-break/>editcontinent</text:p><text:p text:style-name="P17">editcountry</text:p><text:p text:style-name="P17">editneighbor</text:p><text:p text:style-name="P17">loadmap</text:p><text:p text:style-name="P17">showmap</text:p><text:p text:style-name="P17">savemap</text:p><text:p text:style-name="P17">validatemap</text:p><text:p text:style-name="P17"/></draw:text-box></draw:frame></text:p>
      <text:p text:style-name="P3"><draw:frame text:anchor-type="paragraph" draw:z-index="4" draw:name="Shape1_2" draw:style-name="gr6" draw:text-style-name="P18" svg:width="4.181cm" svg:height="3.947cm" svg:x="4.544cm" svg:y="0.379cm"><draw:text-box><text:p text:style-name="P17"/><text:p text:style-name="P17">StartUp</text:p><text:p text:style-name="P17"/><text:p text:style-name="P17">loadmap</text:p><text:p text:style-name="P17">gameplayer </text:p><text:p text:style-name="P17">assigncountries</text:p><text:p text:style-name="P17">showmap</text:p><text:p text:style-name="P17"/></draw:text-box></draw:frame><draw:frame text:anchor-type="paragraph" draw:z-index="14" draw:name="Shape1_8" draw:style-name="gr4" draw:text-style-name="P18" svg:width="2.408cm" svg:height="1.121cm" svg:x="15.471cm" svg:y="0.288cm"><draw:text-box><text:p text:style-name="P17">TURN</text:p></draw:text-box></draw:frame></text:p>
      <text:p text:style-name="P3"><draw:line text:anchor-type="paragraph" draw:z-index="16" draw:name="Shape12" draw:style-name="gr3" draw:text-style-name="P19" svg:x1="15.471cm" svg:y1="0.303cm" svg:x2="14.356cm" svg:y2="0.349cm"><text:p/></draw:line></text:p>
      <text:p text:style-name="P3"><draw:line text:anchor-type="paragraph" draw:z-index="15" draw:name="Shape11" draw:style-name="gr3" draw:text-style-name="P16" svg:x1="16.503cm" svg:y1="3.941cm" svg:x2="16.529cm" svg:y2="0.434cm"><text:p/></draw:line></text:p>
      <text:p text:style-name="P3"><draw:line text:anchor-type="paragraph" draw:z-index="13" draw:name="Shape8" draw:style-name="gr3" draw:text-style-name="P19" svg:x1="10.55cm" svg:y1="3.482cm" svg:x2="11.767cm" svg:y2="0.201cm"><text:p/></draw:line><draw:line text:anchor-type="paragraph" draw:z-index="11" draw:name="Shape9" draw:style-name="gr3" draw:text-style-name="P16" svg:x1="13.01cm" svg:y1="0.224cm" svg:x2="14.439cm" svg:y2="3.454cm"><text:p/></draw:line></text:p>
      <text:p text:style-name="P3"/>
      <text:p text:style-name="P3"/>
      <text:p text:style-name="P3"/>
      <text:p text:style-name="P3"/>
      <text:p text:style-name="P3"/>
      <text:p text:style-name="P3"/>
      <text:p text:style-name="P3"><draw:frame text:anchor-type="paragraph" draw:z-index="6" draw:name="Shape1_6" draw:style-name="gr2" draw:text-style-name="P18" svg:width="4.181cm" svg:height="3.46cm" svg:x="7.957cm" svg:y="0.116cm"><draw:text-box><text:p text:style-name="P17"/><text:p text:style-name="P17">ISSUE_ORDER</text:p><text:p text:style-name="P17"/><text:p text:style-name="P17">deploy</text:p><text:p text:style-name="P17">pass</text:p><text:p text:style-name="P17">issue_order()</text:p><text:p text:style-name="P17"/></draw:text-box></draw:frame><draw:frame text:anchor-type="paragraph" draw:z-index="5" draw:name="Shape1_5" draw:style-name="gr2" draw:text-style-name="P18" svg:width="4.181cm" svg:height="2.973cm" svg:x="13.46cm" svg:y="0.046cm"><draw:text-box><text:p text:style-name="P17"/><text:p text:style-name="P17">EXECUTE_ORDER</text:p><text:p text:style-name="P17"/><text:p text:style-name="P17">next_order()</text:p><text:p text:style-name="P17">execute()</text:p><text:p text:style-name="P17"/></draw:text-box></draw:frame></text:p>
      <text:p text:style-name="P3"/>
      <text:p text:style-name="P3"/>
      <text:p text:style-name="P3"/>
      <text:p text:style-name="P3"/>
      <text:p text:style-name="P3"/>
      <text:p text:style-name="P3"/>
      <text:p text:style-name="P3"/>
      <text:p text:style-name="P3"/>
      <text:p text:style-name="P3"/>
      <text:p text:style-name="P3"/>
      <text:p text:style-name="P3"><text:span text:style-name="T1">NULL Phase </text:span>:</text:p>
      <text:p text:style-name="P3">PlayRisk.java - This is the main file<text:span text:style-name="T9">(Driver)</text:span> of Risk game containing the <text:span text:style-name="T9">m</text:span>ain() function to</text:p>
      <text:p text:style-name="P3">initialize the game. Two commands are valid when the game starts <text:span text:style-name="T15">with </text:span><text:span text:style-name="T2">NULL </text:span><text:span text:style-name="T15">Phase</text:span>: editmap or</text:p>
      <text:p text:style-name="P3">loadmap. It<text:span text:style-name="T9"> also continues to get further commands from user</text:span>.</text:p>
      <text:p text:style-name="P3"/>
      <text:p text:style-name="P3">*<text:span text:style-name="T1">editmap </text:span>: This command <text:span text:style-name="T9">can eb used to open up </text:span>existing map files or create a map from scratch if</text:p>
      <text:p text:style-name="P3">the named file does not exist. It will call Run<text:span text:style-name="T9">GameEngine</text:span>.java class which <text:span text:style-name="T9">functions as per user comamnds </text:span>and call<text:span text:style-name="T9">s</text:span> further classes or functions to implement the <text:span text:style-name="T9">specific </text:span>command.</text:p>
      <text:p text:style-name="P4"/>
      <text:p text:style-name="P2">EDITMAP Phase :</text:p>
      <text:p text:style-name="P3">After –editmap command the game moves to <text:span text:style-name="T1">EDITMAP</text:span> phase where the user can view map,</text:p>
      <text:p text:style-name="P3">add or remove nodes using following commands:</text:p>
      <text:p text:style-name="P3">● editcontinent –add continent<text:span text:style-name="T10">ID </text:span>continent<text:span text:style-name="T10">v</text:span>alue –remove continent<text:span text:style-name="T10">ID</text:span></text:p>
      <text:p text:style-name="P3">● editcountry –add country<text:span text:style-name="T11">ID </text:span>continent<text:span text:style-name="T11">ID</text:span> –remove country<text:span text:style-name="T11">ID</text:span></text:p>
      <text:p text:style-name="P3">● editneigh<text:span text:style-name="T12">b</text:span>or –add country<text:span text:style-name="T12">ID </text:span>neighbor<text:span text:style-name="T12">c</text:span>ountry<text:span text:style-name="T12">ID </text:span>-remove country<text:span text:style-name="T12">ID </text:span>neighbor<text:span text:style-name="T12">c</text:span>ountry<text:span text:style-name="T12">ID</text:span></text:p>
      <text:p text:style-name="P3">● showmap</text:p>
      <text:p text:style-name="P3"/>
      <text:p text:style-name="P3"><text:soft-page-break/>After all the modifications user need to save and load the edited Map using following</text:p>
      <text:p text:style-name="P3">commands:</text:p>
      <text:p text:style-name="P3">● savemap file<text:span text:style-name="T13">n</text:span>ame</text:p>
      <text:p text:style-name="P9">● loadmap file<text:span text:style-name="T13">n</text:span>ame</text:p>
      <text:p text:style-name="P9">● <text:span text:style-name="T14">validatemap</text:span></text:p>
      <text:list xml:id="list1675584677" text:style-name="L1">
        <text:list-header>
          <text:p text:style-name="P8"/>
        </text:list-header>
      </text:list>
      <text:p text:style-name="P3"/>
      <text:p text:style-name="P3">loadmap command changes the game phase to <text:span text:style-name="T1">STARTUP</text:span>.</text:p>
      <text:p text:style-name="P3">*<text:span text:style-name="T1">loadmap </text:span>: This command will also execute <text:span text:style-name="T15">RunGameEngine</text:span>.java file in which load<text:span text:style-name="T15">m</text:span>ap()</text:p>
      <text:p text:style-name="P3">function is called that loads a map <text:span text:style-name="T15">which also validated beforehand </text:span>for game play and <text:span text:style-name="T15">game further changes to </text:span><text:span text:style-name="T2">STARTUP</text:span><text:span text:style-name="T15"> Phase.</text:span></text:p>
      <text:p text:style-name="P3"/>
      <text:p text:style-name="P1">STARTUP Phase :</text:p>
      <text:p text:style-name="P3">In this phase players are added or removed according to user commands and then countries are</text:p>
      <text:p text:style-name="P3">allocated to every player. Following commands are implemented in this phase:</text:p>
      <text:p text:style-name="P3">● gameplayer –add player<text:span text:style-name="T16">n</text:span>ame -remove player<text:span text:style-name="T16">n</text:span>ame</text:p>
      <text:p text:style-name="P3">● <text:span text:style-name="T5">assign</text:span>countries</text:p>
      <text:p text:style-name="P3"/>
      <text:p text:style-name="P1">ARMYALLOCATION Phase :</text:p>
      <text:p text:style-name="P3">Once the countries are populated the game moves to ARMYALLOCATION phase. In this phase,</text:p>
      <text:p text:style-name="P3">initial armies are distributed according to the number of players and placed on countries</text:p>
      <text:p text:style-name="P3">in a round-robin fashion. Following commands are implemented:</text:p>
      <text:p text:style-name="P3">● placearmy countryName</text:p>
      <text:p text:style-name="P3">● placeall</text:p>
      <text:p text:style-name="P1"/>
      <text:p text:style-name="P12">AssignReinforcements:</text:p>
      <text:p text:style-name="P14">Once all the players are added and countries have been assigned to them AssignReinforcements is called for each Player in the driver program where armies are calculated according to number of countries owned by each player and assigned accordingly with at least of 3 armies.</text:p>
      <text:p text:style-name="P14">Further the round robin fashion of turn starts for each player for issuing orders to deploy army units on owned countries.</text:p>
      <text:p text:style-name="P1"/>
      <text:p text:style-name="P3"><text:span text:style-name="T3">ISSUE_ORDERS</text:span><text:span text:style-name="T1"> Phase :</text:span></text:p>
      <text:p text:style-name="P14">Here each player has a chance to give orders to the game, The Phase collects orders from each player and collects them only if the order is valid and further reduces the corresponding army units once order is collected. Players will only be able to issue orders until toatal armies owned by all players are atlest 1, or else the game passes it to next <text:span text:style-name="T1">EXECUTE_ORDERS</text:span> Phase as there will no player left who could provide any orders.</text:p>
      <text:p text:style-name="P14"/>
      <text:p text:style-name="P13">ENDTURN Phase:</text:p>
      <text:p text:style-name="P10"><text:span text:style-name="T19">This Phase basically implements the round robin fashion for all the players for issuing orders one at a time. After each issue order phase for a player </text:span><text:span text:style-name="T4">TURNEND </text:span><text:span text:style-name="T19">is called which provides turn to the next player.</text:span></text:p>
      <text:p text:style-name="P14"/>
      <text:p text:style-name="P12">EXECUTE_ORDERS Phase:</text:p>
      <text:p text:style-name="P14">Once all the orders are collected, Execution Phase starts which collects the first order from each player sequentially and executes that order in round robin fashion.</text:p>
      <text:p text:style-name="P14"/>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Spotted_20_Gray" draw:display-name="Spotted Gray" draw:style="radial" draw:cx="50%" draw:cy="50%" draw:start-color="#b2b2b2" draw:end-color="#eeeeee" draw:start-intensity="100%" draw:end-intensity="100%" draw:border="0%"/>
    <draw:hatch draw:name="Black_20_0_20_Degrees" draw:display-name="Black 0 Degrees" draw:style="single" draw:color="#000000" draw:distance="0.102cm" draw:rotation="0"/>
    <draw:fill-image draw:name="Painted_20_White" draw:display-name="Painted White" xlink:href="Pictures/10000000000002000000020065BEFE37CCD98E2F.jpg" xlink:type="simple" xlink:show="embed" xlink:actuate="onLoad"/>
    <draw:marker draw:name="Arrow" svg:viewBox="0 0 20 30" svg:d="M10 0l-10 30h20z"/>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09:49:59.615705959</meta:creation-date>
    <dc:date>2021-02-23T22:21:17.959452426</dc:date>
    <meta:editing-duration>PT1H20M7S</meta:editing-duration>
    <meta:editing-cycles>29</meta:editing-cycles>
    <meta:generator>LibreOffice/6.4.6.2$Linux_X86_64 LibreOffice_project/40$Build-2</meta:generator>
    <meta:document-statistic meta:table-count="0" meta:image-count="0" meta:object-count="0" meta:page-count="2" meta:paragraph-count="49" meta:word-count="516" meta:character-count="3377" meta:non-whitespace-character-count="2712"/>
  </office:meta>
</office:document-meta>
</file>